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var ff-mono" svg:font-family="'var ff-mono'"/>
  </office:font-face-decls>
  <office:automatic-styles>
    <style:style style:name="P1" style:family="paragraph" style:parent-style-name="Preformatted_20_Text">
      <style:text-properties officeooo:rsid="00035335" officeooo:paragraph-rsid="00035335"/>
    </style:style>
    <style:style style:name="P2" style:family="paragraph" style:parent-style-name="Standard">
      <style:text-properties officeooo:rsid="00035335" officeooo:paragraph-rsid="00035335"/>
    </style:style>
    <style:style style:name="T1" style:family="text">
      <style:text-properties fo:font-variant="normal" fo:text-transform="none" style:font-name="var ff-mono" fo:font-style="normal" fo:font-weight="normal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Если при запуске контейнера выдается ошибка — порт уже используется, делаем:</text:p>
      <text:p text:style-name="P2">- останавливаем докер</text:p>
      <text:p text:style-name="P2">- выполняем команду:</text:p>
      <text:p text:style-name="P1"><text:span text:style-name="Source_20_Text"><text:span text:style-name="T1">sudo rm -f /var/lib/docker/network/files/local-kv.db</text:span></text:span></text:p>
      <text:p text:style-name="P2">- запускаем докер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21:17:58.077007580</meta:creation-date>
    <dc:date>2024-07-28T21:19:12.100896783</dc:date>
    <meta:editing-duration>PT1M14S</meta:editing-duration>
    <meta:editing-cycles>1</meta:editing-cycles>
    <meta:document-statistic meta:table-count="0" meta:image-count="0" meta:object-count="0" meta:page-count="1" meta:paragraph-count="5" meta:word-count="23" meta:character-count="186" meta:non-whitespace-character-count="167"/>
    <meta:generator>LibreOffice/24.2.5.2$Linux_X86_64 LibreOffice_project/420$Build-2</meta:generator>
  </office:meta>
</office:document-meta>
</file>